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agWithArgument.consume( List &lt; String &gt;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lagWithArgument.i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WithArgument.setOptional( boolean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WithArgument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WithArgume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WithArgumen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WithArgument.FlagWithArgument( String name , String argName , String description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agWithArgument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WithArgum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WithArgument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